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0000000EAB809D841CAE0C4A9.bmp" manifest:media-type="image/bmp"/>
  <manifest:file-entry manifest:full-path="Pictures/10000000000001E0000000EA2027102D1A7005CA.bmp" manifest:media-type="image/bmp"/>
  <manifest:file-entry manifest:full-path="Pictures/10000000000001E0000000EA57BA8D3249FA52E5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5e5e"/>
    </style:style>
    <style:style style:name="P2" style:family="paragraph" style:parent-style-name="Text_20_body">
      <style:text-properties fo:language="en" fo:country="US" officeooo:rsid="000d5e5e" officeooo:paragraph-rsid="000d5e5e"/>
    </style:style>
    <style:style style:name="T1" style:family="text">
      <style:text-properties officeooo:rsid="000d5e5e"/>
    </style:style>
    <style:style style:name="T2" style:family="text">
      <style:text-properties fo:language="en" fo:country="US" officeooo:rsid="000d5e5e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d5e5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2" text:outline-level="2">LR754 <text:s/><text:span text:style-name="T2">36 </text:span><text:span text:style-name="T4">Ом </text:span></text:h>
      <text:p text:style-name="P2">1.2 … 0.8 V = 22 min</text:p>
      <text:p text:style-name="P1"/>
      <text:p text:style-name="P1"><draw:frame draw:style-name="fr1" draw:name="Изображение1" text:anchor-type="char" svg:width="12.7cm" svg:height="6.191cm" draw:z-index="0"><draw:image xlink:href="Pictures/10000000000001E0000000EAB809D841CAE0C4A9.bmp" xlink:type="simple" xlink:show="embed" xlink:actuate="onLoad"/></draw:frame><draw:frame draw:style-name="fr2" draw:name="Изображение2" text:anchor-type="char" svg:x="2.115cm" svg:y="6.189cm" svg:width="12.7cm" svg:height="6.191cm" draw:z-index="1"><draw:image xlink:href="Pictures/10000000000001E0000000EA2027102D1A7005CA.bmp" xlink:type="simple" xlink:show="embed" xlink:actuate="onLoad"/></draw:frame><draw:frame draw:style-name="fr2" draw:name="Изображение3" text:anchor-type="char" svg:x="2.115cm" svg:y="12.187cm" svg:width="12.7cm" svg:height="6.191cm" draw:z-index="2"><draw:image xlink:href="Pictures/10000000000001E0000000EA57BA8D3249FA52E5.bmp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2:36:55.749000000</meta:creation-date>
    <dc:date>2018-12-01T22:42:31.039000000</dc:date>
    <meta:editing-duration>PT5M44S</meta:editing-duration>
    <meta:editing-cycles>1</meta:editing-cycles>
    <meta:document-statistic meta:table-count="0" meta:image-count="3" meta:object-count="0" meta:page-count="1" meta:paragraph-count="2" meta:word-count="10" meta:character-count="33" meta:non-whitespace-character-count="23"/>
    <meta:generator>LibreOffice/5.2.1.2$Windows_X86_64 LibreOffice_project/31dd62db80d4e60af04904455ec9c9219178d620</meta:generator>
  </office:meta>
</office:document-meta>
</file>